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453cm"/>
    </style:style>
    <style:style style:name="Tabelle1.C" style:family="table-column">
      <style:table-column-properties style:column-width="0.538cm"/>
    </style:style>
    <style:style style:name="Tabelle1.D" style:family="table-column">
      <style:table-column-properties style:column-width="2.484cm"/>
    </style:style>
    <style:style style:name="Tabelle1.E" style:family="table-column">
      <style:table-column-properties style:column-width="2.485cm"/>
    </style:style>
    <style:style style:name="Tabelle1.A1" style:family="table-cell">
      <style:table-cell-properties fo:padding="0cm" fo:border="none"/>
    </style:style>
    <style:style style:name="Tabelle1.8" style:family="table-row">
      <style:table-row-properties style:min-row-height="0.826cm"/>
    </style:style>
    <style:style style:name="Tabelle1.A8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8" style:family="table-cell">
      <style:table-cell-properties fo:padding="0.049cm" fo:border="0.002cm solid #cccccd"/>
    </style:style>
    <style:style style:name="Tabelle1.A9" style:family="table-cell">
      <style:table-cell-properties fo:padding="0.049cm" fo:border-left="0.002cm solid #cccccd" fo:border-right="none" fo:border-top="none" fo:border-bottom="0.002cm solid #cccccd"/>
    </style:style>
    <style:style style:name="Tabelle1.E9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6" style:family="table-row">
      <style:table-row-properties style:min-row-height="1.263cm"/>
    </style:style>
    <style:style style:name="Tabelle1.18" style:family="table-row">
      <style:table-row-properties style:min-row-height="0.55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able_20_Contents">
      <style:text-properties style:font-name="DejaVu Sans1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1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DejaVu Sans1" fo:font-size="12pt" fo:language="en" fo:country="US" fo:font-weight="normal" style:font-name-asian="Arial" style:font-size-asian="12pt" style:language-asian="zxx" style:country-asian="none" style:font-weight-asian="normal" style:font-name-complex="Lucidasans" style:font-size-complex="12pt" style:language-complex="zxx" style:country-complex="none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1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2" style:family="paragraph" style:parent-style-name="Standard">
      <style:paragraph-properties fo:text-align="start" style:justify-single-word="false" text:number-lines="false" text:line-number="0"/>
      <style:text-properties style:font-name="DejaVu Sans" fo:font-size="9pt" fo:font-weight="bold" style:font-size-asian="9pt" style:font-weight-asian="bold" style:font-size-complex="9pt" style:font-weight-complex="bold"/>
    </style:style>
    <style:style style:name="P13" style:family="paragraph" style:parent-style-name="Horizontal_20_Line">
      <style:text-properties style:font-name="Arial"/>
    </style:style>
    <style:style style:name="P14" style:family="paragraph" style:parent-style-name="Table_20_Contents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DejaVu Sans1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7" style:family="paragraph">
      <style:paragraph-properties fo:text-align="end"/>
      <style:text-properties style:text-line-through-style="none" style:font-name="DejaVu Sans2" fo:font-size="11pt" fo:font-style="normal" style:text-underline-style="none"/>
    </style:style>
    <style:style style:name="P18" style:family="paragraph">
      <style:paragraph-properties fo:text-align="end"/>
      <style:text-properties style:text-line-through-style="none" style:font-name="DejaVu Sans3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text-line-through-style="none" style:font-name="DejaVu Sans4" fo:font-size="8pt" fo:font-style="normal" style:text-underline-style="none" fo:font-weight="bold"/>
    </style:style>
    <style:style style:name="P22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DejaVu Sans4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DejaVu Sans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font-name="DejaVu Sans4" fo:font-size="11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font-name="DejaVu Sans2" fo:font-size="11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T6" style:family="text">
      <style:text-properties style:use-window-font-color="true" fo:language="en" fo:country="US" style:font-name-asian="Arial" style:language-asian="zxx" style:country-asian="none" style:font-name-complex="Lucidasans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ax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2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4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5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6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7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8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9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0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2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4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5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6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7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8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9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0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tax1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3"><draw:rect text:anchor-type="paragraph" draw:z-index="6" draw:style-name="gr4" draw:text-style-name="P20" svg:width="5.825cm" svg:height="3.116cm" svg:x="11.665cm" svg:y="0.254cm"><text:p/></draw:rect>Musterfirma, Musterstrasse 2345 Musterstadt</text:p>
          </table:table-cell>
          <table:covered-table-cell/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5" draw:style-name="gr2" draw:text-style-name="P19" svg:width="6.298cm" svg:height="0.689cm" draw:control="control5"/></text:p>
          </table:table-cell>
          <table:covered-table-cell/>
          <table:table-cell table:style-name="Tabelle1.A1" table:number-columns-spanned="3" office:value-type="string">
            <text:p text:style-name="P11"><draw:control text:anchor-type="char" draw:z-index="9" draw:style-name="gr1" draw:text-style-name="P22" svg:width="2.733cm" svg:height="0.394cm" svg:x="2.748cm" svg:y="0cm" draw:control="control7"/>Kundennr.: 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7" draw:style-name="gr1" draw:text-style-name="P21" svg:width="2.631cm" svg:height="0.428cm" svg:x="14.818cm" svg:y="-0.104cm" draw:control="control8"/><draw:control text:anchor-type="as-char" svg:y="-0.069cm" draw:z-index="4" draw:style-name="gr2" draw:text-style-name="P19" svg:width="6.298cm" svg:height="0.689cm" draw:control="control4"/></text:p>
          </table:table-cell>
          <table:covered-table-cell/>
          <table:table-cell table:style-name="Tabelle1.A1" table:number-columns-spanned="3" office:value-type="string">
            <text:p text:style-name="P11">Rechnungsnr.: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8" draw:style-name="gr1" draw:text-style-name="P22" svg:width="2.712cm" svg:height="0.486cm" svg:x="14.755cm" svg:y="-0.097cm" draw:control="control6"/><draw:control text:anchor-type="as-char" draw:z-index="3" draw:style-name="gr3" draw:text-style-name="P19" svg:width="6.298cm" svg:height="0.689cm" draw:control="control3"/></text:p>
          </table:table-cell>
          <table:covered-table-cell/>
          <table:table-cell table:style-name="Tabelle1.A1" table:number-columns-spanned="3" office:value-type="string">
            <text:p text:style-name="P11">Rechnungsdatum:</text:p>
            <text:p text:style-name="P11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12"><draw:control text:anchor-type="as-char" svg:y="-0.342cm" draw:z-index="10" draw:style-name="gr2" draw:text-style-name="P19" svg:width="6.298cm" svg:height="0.689cm" draw:control="control9"/></text:p>
          </table:table-cell>
          <table:covered-table-cell/>
          <table:table-cell table:style-name="Tabelle1.A1" table:number-columns-spanned="3" office:value-type="string">
            <text:p text:style-name="P10"><text:s/><text:span text:style-name="T4">(Bitte bei Zahlung unbedingt angeben)</text:span></text:p>
          </table:table-cell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7"/>
            <text:p text:style-name="P7">Rechnung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4"/>
            <text:p text:style-name="P14">Sehr geehrte Damen und Herren,</text:p>
            <text:p text:style-name="P14"/>
            <text:p text:style-name="P14">vielen Dank für Ihren Auftrag.</text:p>
            <text:p text:style-name="P14">Hiermit darf ich Ihnen wie folgt berechnen:</text:p>
          </table:table-cell>
          <table:covered-table-cell/>
          <table:covered-table-cell/>
          <table:covered-table-cell/>
          <table:covered-table-cell/>
        </table:table-row>
        <table:table-row table:style-name="Tabelle1.8">
          <table:table-cell table:style-name="Tabelle1.A8" office:value-type="string">
            <text:p text:style-name="P1"><draw:control text:anchor-type="as-char" svg:y="-0.344cm" draw:z-index="11" draw:style-name="gr2" draw:text-style-name="P23" svg:width="1.43cm" svg:height="0.595cm" draw:control="control10"/></text:p>
          </table:table-cell>
          <table:table-cell table:style-name="Tabelle1.A8" table:number-columns-spanned="2" office:value-type="string">
            <text:p text:style-name="P1"><draw:control text:anchor-type="as-char" draw:z-index="12" draw:style-name="gr3" draw:text-style-name="P23" svg:width="10.831cm" svg:height="0.533cm" draw:control="control11"/></text:p>
          </table:table-cell>
          <table:covered-table-cell/>
          <table:table-cell table:style-name="Tabelle1.A8" office:value-type="string">
            <text:p text:style-name="P1"><draw:control text:anchor-type="as-char" svg:y="-0.344cm" draw:z-index="13" draw:style-name="gr2" draw:text-style-name="P24" svg:width="2.453cm" svg:height="0.488cm" draw:control="control12"/></text:p>
            <text:p text:style-name="P1">(<draw:control text:anchor-type="as-char" svg:y="-0.344cm" draw:z-index="14" draw:style-name="gr2" draw:text-style-name="P24" svg:width="1.542cm" svg:height="0.488cm" draw:control="control52"/>%)</text:p>
          </table:table-cell>
          <table:table-cell table:style-name="Tabelle1.E8" office:value-type="string">
            <text:p text:style-name="P1"><draw:control text:anchor-type="as-char" svg:y="-0.344cm" draw:z-index="15" draw:style-name="gr2" draw:text-style-name="P24" svg:width="2.386cm" svg:height="0.488cm" draw:control="control13"/></text:p>
            <text:p text:style-name="P1"><draw:control text:anchor-type="as-char" svg:y="-0.344cm" draw:z-index="16" draw:style-name="gr2" draw:text-style-name="P25" svg:width="2.386cm" svg:height="0.616cm" draw:control="control1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3" draw:style-name="gr2" draw:text-style-name="P23" svg:width="1.43cm" svg:height="0.595cm" draw:control="control62"/></text:p>
          </table:table-cell>
          <table:table-cell table:style-name="Tabelle1.A9" table:number-columns-spanned="2" office:value-type="string">
            <text:p text:style-name="P1"><draw:control text:anchor-type="as-char" draw:z-index="54" draw:style-name="gr3" draw:text-style-name="P23" svg:width="10.831cm" svg:height="0.533cm" draw:control="control53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5" draw:style-name="gr2" draw:text-style-name="P24" svg:width="2.453cm" svg:height="0.488cm" draw:control="control33"/></text:p>
            <text:p text:style-name="P1">(<draw:control text:anchor-type="as-char" svg:y="-0.344cm" draw:z-index="44" draw:style-name="gr2" draw:text-style-name="P24" svg:width="1.542cm" svg:height="0.488cm" draw:control="control42"/>%)</text:p>
          </table:table-cell>
          <table:table-cell table:style-name="Tabelle1.E9" office:value-type="string">
            <text:p text:style-name="P1"><draw:control text:anchor-type="as-char" svg:y="-0.344cm" draw:z-index="17" draw:style-name="gr2" draw:text-style-name="P24" svg:width="2.386cm" svg:height="0.488cm" draw:control="control15"/></text:p>
            <text:p text:style-name="P1"><draw:control text:anchor-type="as-char" svg:y="-0.344cm" draw:z-index="18" draw:style-name="gr2" draw:text-style-name="P25" svg:width="2.386cm" svg:height="0.572cm" draw:control="control1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4" draw:style-name="gr2" draw:text-style-name="P23" svg:width="1.43cm" svg:height="0.595cm" draw:control="control63"/></text:p>
          </table:table-cell>
          <table:table-cell table:style-name="Tabelle1.A9" table:number-columns-spanned="2" office:value-type="string">
            <text:p text:style-name="P1"><draw:control text:anchor-type="as-char" draw:z-index="55" draw:style-name="gr3" draw:text-style-name="P23" svg:width="10.831cm" svg:height="0.533cm" draw:control="control54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6" draw:style-name="gr2" draw:text-style-name="P24" svg:width="2.453cm" svg:height="0.488cm" draw:control="control34"/></text:p>
            <text:p text:style-name="P1">(<draw:control text:anchor-type="as-char" svg:y="-0.344cm" draw:z-index="45" draw:style-name="gr2" draw:text-style-name="P24" svg:width="1.542cm" svg:height="0.488cm" draw:control="control43"/>%)</text:p>
          </table:table-cell>
          <table:table-cell table:style-name="Tabelle1.E9" office:value-type="string">
            <text:p text:style-name="P1"><draw:control text:anchor-type="as-char" svg:y="-0.344cm" draw:z-index="19" draw:style-name="gr2" draw:text-style-name="P24" svg:width="2.386cm" svg:height="0.488cm" draw:control="control17"/></text:p>
            <text:p text:style-name="P1"><draw:control text:anchor-type="as-char" svg:y="-0.344cm" draw:z-index="27" draw:style-name="gr2" draw:text-style-name="P25" svg:width="2.386cm" svg:height="0.572cm" draw:control="control25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5" draw:style-name="gr2" draw:text-style-name="P23" svg:width="1.43cm" svg:height="0.595cm" draw:control="control64"/></text:p>
          </table:table-cell>
          <table:table-cell table:style-name="Tabelle1.A9" table:number-columns-spanned="2" office:value-type="string">
            <text:p text:style-name="P1"><draw:control text:anchor-type="as-char" draw:z-index="56" draw:style-name="gr3" draw:text-style-name="P23" svg:width="10.831cm" svg:height="0.533cm" draw:control="control55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7" draw:style-name="gr2" draw:text-style-name="P24" svg:width="2.453cm" svg:height="0.488cm" draw:control="control35"/></text:p>
            <text:p text:style-name="P1">(<draw:control text:anchor-type="as-char" svg:y="-0.344cm" draw:z-index="46" draw:style-name="gr2" draw:text-style-name="P24" svg:width="1.542cm" svg:height="0.488cm" draw:control="control44"/>%)</text:p>
          </table:table-cell>
          <table:table-cell table:style-name="Tabelle1.E9" office:value-type="string">
            <text:p text:style-name="P1"><draw:control text:anchor-type="as-char" svg:y="-0.344cm" draw:z-index="20" draw:style-name="gr2" draw:text-style-name="P24" svg:width="2.386cm" svg:height="0.488cm" draw:control="control18"/></text:p>
            <text:p text:style-name="P1"><draw:control text:anchor-type="as-char" svg:y="-0.344cm" draw:z-index="28" draw:style-name="gr2" draw:text-style-name="P25" svg:width="2.386cm" svg:height="0.572cm" draw:control="control2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6" draw:style-name="gr2" draw:text-style-name="P23" svg:width="1.43cm" svg:height="0.595cm" draw:control="control65"/></text:p>
          </table:table-cell>
          <table:table-cell table:style-name="Tabelle1.A9" table:number-columns-spanned="2" office:value-type="string">
            <text:p text:style-name="P1"><draw:control text:anchor-type="as-char" draw:z-index="57" draw:style-name="gr3" draw:text-style-name="P23" svg:width="10.831cm" svg:height="0.533cm" draw:control="control56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8" draw:style-name="gr2" draw:text-style-name="P24" svg:width="2.453cm" svg:height="0.488cm" draw:control="control36"/></text:p>
            <text:p text:style-name="P1">(<draw:control text:anchor-type="as-char" svg:y="-0.344cm" draw:z-index="47" draw:style-name="gr2" draw:text-style-name="P24" svg:width="1.542cm" svg:height="0.488cm" draw:control="control45"/>%)</text:p>
          </table:table-cell>
          <table:table-cell table:style-name="Tabelle1.E9" office:value-type="string">
            <text:p text:style-name="P1"><draw:control text:anchor-type="as-char" svg:y="-0.344cm" draw:z-index="21" draw:style-name="gr2" draw:text-style-name="P24" svg:width="2.386cm" svg:height="0.488cm" draw:control="control19"/></text:p>
            <text:p text:style-name="P1"><draw:control text:anchor-type="as-char" svg:y="-0.344cm" draw:z-index="29" draw:style-name="gr2" draw:text-style-name="P25" svg:width="2.386cm" svg:height="0.572cm" draw:control="control27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7" draw:style-name="gr2" draw:text-style-name="P23" svg:width="1.43cm" svg:height="0.595cm" draw:control="control66"/></text:p>
          </table:table-cell>
          <table:table-cell table:style-name="Tabelle1.A9" table:number-columns-spanned="2" office:value-type="string">
            <text:p text:style-name="P1"><draw:control text:anchor-type="as-char" draw:z-index="58" draw:style-name="gr3" draw:text-style-name="P23" svg:width="10.831cm" svg:height="0.533cm" draw:control="control57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39" draw:style-name="gr2" draw:text-style-name="P24" svg:width="2.453cm" svg:height="0.488cm" draw:control="control37"/></text:p>
            <text:p text:style-name="P1">(<draw:control text:anchor-type="as-char" svg:y="-0.344cm" draw:z-index="48" draw:style-name="gr2" draw:text-style-name="P24" svg:width="1.542cm" svg:height="0.488cm" draw:control="control46"/>%)</text:p>
          </table:table-cell>
          <table:table-cell table:style-name="Tabelle1.E9" office:value-type="string">
            <text:p text:style-name="P1"><draw:control text:anchor-type="as-char" svg:y="-0.344cm" draw:z-index="22" draw:style-name="gr2" draw:text-style-name="P24" svg:width="2.386cm" svg:height="0.488cm" draw:control="control20"/></text:p>
            <text:p text:style-name="P1"><draw:control text:anchor-type="as-char" svg:y="-0.344cm" draw:z-index="30" draw:style-name="gr2" draw:text-style-name="P25" svg:width="2.386cm" svg:height="0.572cm" draw:control="control28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8" draw:style-name="gr2" draw:text-style-name="P23" svg:width="1.43cm" svg:height="0.595cm" draw:control="control67"/></text:p>
          </table:table-cell>
          <table:table-cell table:style-name="Tabelle1.A9" table:number-columns-spanned="2" office:value-type="string">
            <text:p text:style-name="P1"><draw:control text:anchor-type="as-char" draw:z-index="59" draw:style-name="gr3" draw:text-style-name="P23" svg:width="10.831cm" svg:height="0.533cm" draw:control="control58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0" draw:style-name="gr2" draw:text-style-name="P24" svg:width="2.453cm" svg:height="0.488cm" draw:control="control38"/></text:p>
            <text:p text:style-name="P1">(<draw:control text:anchor-type="as-char" svg:y="-0.344cm" draw:z-index="49" draw:style-name="gr2" draw:text-style-name="P24" svg:width="1.542cm" svg:height="0.488cm" draw:control="control47"/>%)</text:p>
          </table:table-cell>
          <table:table-cell table:style-name="Tabelle1.E9" office:value-type="string">
            <text:p text:style-name="P1"><draw:control text:anchor-type="as-char" svg:y="-0.344cm" draw:z-index="23" draw:style-name="gr2" draw:text-style-name="P24" svg:width="2.386cm" svg:height="0.488cm" draw:control="control21"/></text:p>
            <text:p text:style-name="P1"><draw:control text:anchor-type="as-char" svg:y="-0.344cm" draw:z-index="31" draw:style-name="gr2" draw:text-style-name="P25" svg:width="2.386cm" svg:height="0.572cm" draw:control="control29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9" draw:style-name="gr2" draw:text-style-name="P23" svg:width="1.43cm" svg:height="0.595cm" draw:control="control68"/></text:p>
          </table:table-cell>
          <table:table-cell table:style-name="Tabelle1.A9" table:number-columns-spanned="2" office:value-type="string">
            <text:p text:style-name="P1"><draw:control text:anchor-type="as-char" draw:z-index="60" draw:style-name="gr3" draw:text-style-name="P23" svg:width="10.831cm" svg:height="0.533cm" draw:control="control59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1" draw:style-name="gr2" draw:text-style-name="P24" svg:width="2.453cm" svg:height="0.488cm" draw:control="control39"/></text:p>
            <text:p text:style-name="P1">(<draw:control text:anchor-type="as-char" svg:y="-0.344cm" draw:z-index="50" draw:style-name="gr2" draw:text-style-name="P24" svg:width="1.542cm" svg:height="0.488cm" draw:control="control48"/>%)</text:p>
          </table:table-cell>
          <table:table-cell table:style-name="Tabelle1.E9" office:value-type="string">
            <text:p text:style-name="P1"><draw:control text:anchor-type="as-char" svg:y="-0.344cm" draw:z-index="24" draw:style-name="gr2" draw:text-style-name="P24" svg:width="2.386cm" svg:height="0.488cm" draw:control="control22"/></text:p>
            <text:p text:style-name="P1"><draw:control text:anchor-type="as-char" svg:y="-0.344cm" draw:z-index="32" draw:style-name="gr2" draw:text-style-name="P25" svg:width="2.386cm" svg:height="0.572cm" draw:control="control30"/></text:p>
          </table:table-cell>
        </table:table-row>
        <table:table-row table:style-name="Tabelle1.16">
          <table:table-cell table:style-name="Tabelle1.A9" office:value-type="string">
            <text:p text:style-name="P1"><draw:control text:anchor-type="as-char" svg:y="-0.344cm" draw:z-index="70" draw:style-name="gr2" draw:text-style-name="P23" svg:width="1.43cm" svg:height="0.595cm" draw:control="control69"/></text:p>
          </table:table-cell>
          <table:table-cell table:style-name="Tabelle1.A9" table:number-columns-spanned="2" office:value-type="string">
            <text:p text:style-name="P1"><draw:control text:anchor-type="as-char" draw:z-index="61" draw:style-name="gr3" draw:text-style-name="P23" svg:width="10.831cm" svg:height="0.533cm" draw:control="control60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2" draw:style-name="gr2" draw:text-style-name="P24" svg:width="2.453cm" svg:height="0.488cm" draw:control="control40"/></text:p>
            <text:p text:style-name="P1">(<draw:control text:anchor-type="as-char" svg:y="-0.344cm" draw:z-index="51" draw:style-name="gr2" draw:text-style-name="P24" svg:width="1.542cm" svg:height="0.488cm" draw:control="control49"/>%)</text:p>
          </table:table-cell>
          <table:table-cell table:style-name="Tabelle1.E9" office:value-type="string">
            <text:p text:style-name="P1"><draw:control text:anchor-type="as-char" svg:y="-0.344cm" draw:z-index="25" draw:style-name="gr2" draw:text-style-name="P24" svg:width="2.386cm" svg:height="0.488cm" draw:control="control23"/></text:p>
            <text:p text:style-name="P1"><draw:control text:anchor-type="as-char" svg:y="-0.344cm" draw:z-index="33" draw:style-name="gr2" draw:text-style-name="P25" svg:width="2.386cm" svg:height="0.572cm" draw:control="control31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71" draw:style-name="gr2" draw:text-style-name="P23" svg:width="1.43cm" svg:height="0.595cm" draw:control="control70"/></text:p>
          </table:table-cell>
          <table:table-cell table:style-name="Tabelle1.A9" table:number-columns-spanned="2" office:value-type="string">
            <text:p text:style-name="P1"><draw:control text:anchor-type="as-char" draw:z-index="62" draw:style-name="gr3" draw:text-style-name="P23" svg:width="10.831cm" svg:height="0.533cm" draw:control="control61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3" draw:style-name="gr2" draw:text-style-name="P24" svg:width="2.453cm" svg:height="0.488cm" draw:control="control41"/></text:p>
            <text:p text:style-name="P1">(<draw:control text:anchor-type="as-char" svg:y="-0.344cm" draw:z-index="52" draw:style-name="gr2" draw:text-style-name="P24" svg:width="1.542cm" svg:height="0.488cm" draw:control="control50"/>%)</text:p>
          </table:table-cell>
          <table:table-cell table:style-name="Tabelle1.E9" office:value-type="string">
            <text:p text:style-name="P1"><draw:control text:anchor-type="as-char" svg:y="-0.344cm" draw:z-index="26" draw:style-name="gr2" draw:text-style-name="P24" svg:width="2.386cm" svg:height="0.488cm" draw:control="control24"/></text:p>
            <text:p text:style-name="P1"><draw:control text:anchor-type="as-char" svg:y="-0.344cm" draw:z-index="34" draw:style-name="gr2" draw:text-style-name="P25" svg:width="2.386cm" svg:height="0.572cm" draw:control="control32"/></text:p>
          </table:table-cell>
        </table:table-row>
        <table:table-row table:style-name="Tabelle1.18">
          <table:table-cell table:style-name="Tabel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5">Mehrwertssteuer (<draw:control text:anchor-type="as-char" svg:y="-0.303cm" draw:z-index="53" draw:style-name="gr5" draw:text-style-name="P26" svg:width="1.017cm" svg:height="0.47cm" draw:control="control51"/>%):</text:p>
          </table:table-cell>
          <table:covered-table-cell/>
          <table:covered-table-cell/>
          <table:table-cell table:style-name="Tabelle1.A1" table:number-columns-spanned="2" office:value-type="string">
            <text:p text:style-name="P9"><draw:control text:anchor-type="char" draw:z-index="0" draw:style-name="gr1" draw:text-style-name="P17" svg:width="2.567cm" svg:height="0.486cm" svg:x="2.314cm" svg:y="0.011cm" draw:control="control1"/> 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6">Gesamtpreis:</text:p>
          </table:table-cell>
          <table:covered-table-cell/>
          <table:covered-table-cell/>
          <table:table-cell table:style-name="Tabelle1.A1" table:number-columns-spanned="2" office:value-type="string">
            <text:p text:style-name="P2"><draw:control text:anchor-type="as-char" svg:y="-0.522cm" draw:z-index="1" draw:style-name="gr2" draw:text-style-name="P18" svg:width="2.567cm" svg:height="0.558cm" draw:control="control2"/> </text:p>
          </table:table-cell>
          <table:covered-table-cell/>
        </table:table-row>
      </table:table>
      <text:p text:style-name="P8"/>
      <text:p text:style-name="P15"><text:span text:style-name="T6">Wir bitten um Überweisung des Gesamtbetrages innerhalb 8 Tagen auf u.g. Bankverbindung. </text:span><text:span text:style-name="T6">Die Ware bleibt bis zur vollständigen Bezahlung unser Eigentum.</text:span></text:p>
      <text:p text:style-name="P16"/>
      <text:p text:style-name="P16">Bitte geben Sie bei Ihrer Überweisung die Rechnungsnummer mit 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88cm" svg:width="10.483cm" svg:height="2.51cm" draw:z-index="2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2T19:59:49</dc:date>
    <meta:editing-cycles>67</meta:editing-cycles>
    <meta:editing-duration>PT24H44M10S</meta:editing-duration>
    <dc:creator>Jan Hahnisch</dc:creator>
    <meta:document-statistic meta:table-count="1" meta:image-count="1" meta:object-count="0" meta:page-count="1" meta:paragraph-count="80" meta:word-count="113" meta:character-count="826"/>
    <meta:user-defined meta:name="Info 1"/>
    <meta:user-defined meta:name="Info 2"/>
    <meta:user-defined meta:name="Info 3"/>
    <meta:user-defined meta:name="Info 4"/>
  </office:meta>
</office:document-meta>
</file>